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9C405A9B0592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 Alia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GIT Alias : Long Command, shorter way<text:line-break/></text:p>
              </text:list-item>
              <text:list-item>
                <text:p text:style-name="P4">Git log -all -graph -decorate -oneline<text:line-break/></text:p>
              </text:list-item>
              <text:list-item>
                <text:p text:style-name="P4">To Create Alias, Add Alias at GIT Global Config<text:line-break/>git config –global alias.&lt;short_cmnd&gt; “long Cmnd” 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9C405A9B05926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4-04T08:02:45.479356581</dc:date>
    <meta:editing-duration>PT10H50M30S</meta:editing-duration>
    <meta:editing-cycles>31</meta:editing-cycles>
    <meta:generator>LibreOffice/5.1.6.2$Linux_X86_64 LibreOffice_project/10m0$Build-2</meta:generator>
    <meta:document-statistic meta:object-count="49"/>
  </office:meta>
</office:document-meta>
</file>